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InvokerImpl.PortletInvokerImpl( PortletDefinition portletDefinition , ServletConfig servlet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InvokerImpl.invoke( PortletRequest portletRequest , PortletResponse portletResponse , Integer method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